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1.26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2.76pt"/>
    </style:style>
    <style:style style:name="co5" style:family="table-column">
      <style:table-column-properties fo:break-before="auto" style:column-width="19.5pt"/>
    </style:style>
    <style:style style:name="co6" style:family="table-column">
      <style:table-column-properties fo:break-before="auto" style:column-width="14.0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istogram14_15" table:style-name="ta1">
        <table:shapes>
          <draw:frame draw:z-index="0" draw:style-name="gr1" draw:text-style-name="P1" svg:width="453.57pt" svg:height="255.23pt" svg:x="7pt" svg:y="97.88pt">
            <loext:p draw:notify-on-update-of-ranges="Histogram14_15.A3:Histogram14_15.A7 Histogram14_15.B2:Histogram14_15.B2 Histogram14_15.B3:Histogram14_15.B7 Histogram14_15.A3:Histogram14_15.A7 Histogram14_15.C2:Histogram14_15.C2 Histogram14_15.C3:Histogram14_15.C7 Histogram14_15.A3:Histogram14_15.A7 Histogram14_15.D2:Histogram14_15.D2 Histogram14_15.D3:Histogram14_15.D7 Histogram14_15.A3:Histogram14_15.A7 Histogram14_15.E2:Histogram14_15.E2 Histogram14_15.E3:Histogram14_15.E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3 targets 9 meters</text:p>
          </table:table-cell>
          <table:table-cell table:style-name="ce1" table:number-columns-repeated="4"/>
        </table:table-row>
        <table:table-row table:style-name="ro1">
          <table:table-cell office:value-type="string" calcext:value-type="string">
            <text:p>Bin</text:p>
          </table:table-cell>
          <table:table-cell office:value-type="float" office:value="11" calcext:value-type="float">
            <text:p>11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357142857143" calcext:value-type="float">
            <text:p>0.0357142857</text:p>
          </table:table-cell>
        </table:table-row>
        <table:table-row table:style-name="ro1">
          <table:table-cell office:value-type="float" office:value="0.333333333333" calcext:value-type="float">
            <text:p>0.3333333333</text:p>
          </table:table-cell>
          <table:table-cell office:value-type="float" office:value="0.16" calcext:value-type="float">
            <text:p>0.16</text:p>
          </table:table-cell>
          <table:table-cell office:value-type="float" office:value="0.36" calcext:value-type="float">
            <text:p>0.36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.285714285714" calcext:value-type="float">
            <text:p>0.2857142857</text:p>
          </table:table-cell>
        </table:table-row>
        <table:table-row table:style-name="ro1">
          <table:table-cell office:value-type="float" office:value="0.666666666667" calcext:value-type="float">
            <text:p>0.6666666667</text:p>
          </table:table-cell>
          <table:table-cell office:value-type="float" office:value="0.4" calcext:value-type="float">
            <text:p>0.4</text:p>
          </table:table-cell>
          <table:table-cell office:value-type="float" office:value="0.52" calcext:value-type="float">
            <text:p>0.52</text:p>
          </table:table-cell>
          <table:table-cell office:value-type="float" office:value="0.535714285714" calcext:value-type="float">
            <text:p>0.5357142857</text:p>
          </table:table-cell>
          <table:table-cell office:value-type="float" office:value="0.607142857143" calcext:value-type="float">
            <text:p>0.6071428571</text:p>
          </table:table-cell>
        </table:table-row>
        <table:table-row table:style-name="ro1">
          <table:table-cell office:value-type="float" office:value="0.75" calcext:value-type="float">
            <text:p>0.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57142857143" calcext:value-type="float">
            <text:p>0.03571428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0.08" calcext:value-type="float">
            <text:p>0.08</text:p>
          </table:table-cell>
          <table:table-cell office:value-type="float" office:value="0.392857142857" calcext:value-type="float">
            <text:p>0.3928571429</text:p>
          </table:table-cell>
          <table:table-cell office:value-type="float" office:value="0.0714285714286" calcext:value-type="float">
            <text:p>0.0714285714</text:p>
          </table:table-cell>
        </table:table-row>
      </table:table>
      <table:table table:name="data" table:style-name="ta1"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b14_s11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7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9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1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8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2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6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7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5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2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0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4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0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9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1_11</text:p>
          </table:table-cell>
          <table:table-cell office:value-type="float" office:value="11" calcext:value-type="float">
            <text:p>1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8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0_14</text:p>
          </table:table-cell>
          <table:table-cell office:value-type="float" office:value="14" calcext:value-type="float">
            <text:p>1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0_4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4_s9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12_4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4_s5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5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4_14</text:p>
          </table:table-cell>
          <table:table-cell office:value-type="float" office:value="14" calcext:value-type="float">
            <text:p>1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7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3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b14_s7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5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4_4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8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8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4_s10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2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4_44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3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4_s1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6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6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0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8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4_s1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3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4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5_11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4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4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5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5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4_s4_44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4_s2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5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3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1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3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9_41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12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8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8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13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1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2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0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1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0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1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4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11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2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6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5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8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7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7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12_41</text:p>
          </table:table-cell>
          <table:table-cell office:value-type="float" office:value="41" calcext:value-type="float">
            <text:p>41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0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4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1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15_s4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7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5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2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6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9_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b15_s9_44</text:p>
          </table:table-cell>
          <table:table-cell office:value-type="float" office:value="44" calcext:value-type="float">
            <text:p>44</text:p>
          </table:table-cell>
          <table:table-cell office:value-type="float" office:value="0.3333333333" calcext:value-type="float">
            <text:p>0.3333333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6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5_s0_41</text:p>
          </table:table-cell>
          <table:table-cell office:value-type="float" office:value="41" calcext:value-type="float">
            <text:p>4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4_11</text:p>
          </table:table-cell>
          <table:table-cell office:value-type="float" office:value="11" calcext:value-type="float">
            <text:p>11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2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3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15_s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4_14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15_s11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15_s11_1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b15_s13_44</text:p>
          </table:table-cell>
          <table:table-cell office:value-type="float" office:value="44" calcext:value-type="float">
            <text:p>44</text:p>
          </table:table-cell>
          <table:table-cell office:value-type="float" office:value="0.6666666667" calcext:value-type="float">
            <text:p>0.666666666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15_s5_14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7:33:09.2393794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print-date>2017-05-17T17:18:49.890101904</meta:print-date>
    <dc:date>2017-05-28T17:33:40.060579011</dc:date>
    <meta:editing-duration>PT21H20M38S</meta:editing-duration>
    <meta:editing-cycles>2</meta:editing-cycles>
    <meta:generator>LibreOffice/5.1.6.2$Linux_X86_64 LibreOffice_project/10m0$Build-2</meta:generator>
    <meta:document-statistic meta:table-count="2" meta:cell-count="4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2cm" svg:height="9.005cm" xlink:href=".." xlink:type="simple" chart:class="chart:scatter" chart:style-name="ch1">
        <chart:legend chart:legend-position="end" svg:x="14.877cm" svg:y="3.456cm" style:legend-expansion="high" chart:style-name="ch2"/>
        <chart:plot-area chart:style-name="ch3" table:cell-range-address="Histogram14_15.A3:Histogram14_15.E7 Histogram14_15.B2:Histogram14_15.E2" chart:data-source-has-labels="row" svg:x="0.32cm" svg:y="0.18cm" svg:width="14.237cm" svg:height="8.645cm">
          <chartooo:coordinate-region svg:x="1.047cm" svg:y="0.38cm" svg:width="13.27cm" svg:height="7.7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istogram14_15.B3:Histogram14_15.B7" chart:label-cell-address="Histogram14_15.B2:Histogram14_15.B2" chart:class="chart:scatter">
            <chart:domain table:cell-range-address="Histogram14_15.A3:Histogram14_15.A7"/>
            <chart:data-point chart:repeated="5"/>
          </chart:series>
          <chart:series chart:style-name="ch7" chart:values-cell-range-address="Histogram14_15.C3:Histogram14_15.C7" chart:label-cell-address="Histogram14_15.C2:Histogram14_15.C2" chart:class="chart:scatter">
            <chart:data-point chart:repeated="5"/>
          </chart:series>
          <chart:series chart:style-name="ch8" chart:values-cell-range-address="Histogram14_15.D3:Histogram14_15.D7" chart:label-cell-address="Histogram14_15.D2:Histogram14_15.D2" chart:class="chart:scatter">
            <chart:data-point chart:repeated="5"/>
          </chart:series>
          <chart:series chart:style-name="ch9" chart:values-cell-range-address="Histogram14_15.E3:Histogram14_15.E7" chart:label-cell-address="Histogram14_15.E2:Histogram14_15.E2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1</text:p>
                <draw:g>
                  <svg:desc>Histogram14_15.B2:Histogram14_15.B2</svg:desc>
                </draw:g>
              </table:table-cell>
              <table:table-cell office:value-type="string">
                <text:p>41</text:p>
                <draw:g>
                  <svg:desc>Histogram14_15.C2:Histogram14_15.C2</svg:desc>
                </draw:g>
              </table:table-cell>
              <table:table-cell office:value-type="string">
                <text:p>14</text:p>
                <draw:g>
                  <svg:desc>Histogram14_15.D2:Histogram14_15.D2</svg:desc>
                </draw:g>
              </table:table-cell>
              <table:table-cell office:value-type="string">
                <text:p>44</text:p>
                <draw:g>
                  <svg:desc>Histogram14_15.E2:Histogram14_15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Histogram14_15.A3:Histogram14_15.A7</svg:desc>
                </draw:g>
              </table:table-cell>
              <table:table-cell office:value-type="float" office:value="0.04">
                <text:p>0.04</text:p>
                <draw:g>
                  <svg:desc>Histogram14_15.B3:Histogram14_15.B7</svg:desc>
                </draw:g>
              </table:table-cell>
              <table:table-cell office:value-type="float" office:value="0.04">
                <text:p>0.04</text:p>
                <draw:g>
                  <svg:desc>Histogram14_15.C3:Histogram14_15.C7</svg:desc>
                </draw:g>
              </table:table-cell>
              <table:table-cell office:value-type="float" office:value="0">
                <text:p>0</text:p>
                <draw:g>
                  <svg:desc>Histogram14_15.D3:Histogram14_15.D7</svg:desc>
                </draw:g>
              </table:table-cell>
              <table:table-cell office:value-type="float" office:value="0.0357142857143">
                <text:p>0.0357142857143</text:p>
                <draw:g>
                  <svg:desc>Histogram14_15.E3:Histogram14_15.E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33333333333">
                <text:p>0.333333333333</text:p>
              </table:table-cell>
              <table:table-cell office:value-type="float" office:value="0.16">
                <text:p>0.16</text:p>
              </table:table-cell>
              <table:table-cell office:value-type="float" office:value="0.36">
                <text:p>0.36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.285714285714">
                <text:p>0.285714285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66666666667">
                <text:p>0.666666666667</text:p>
              </table:table-cell>
              <table:table-cell office:value-type="float" office:value="0.4">
                <text:p>0.4</text:p>
              </table:table-cell>
              <table:table-cell office:value-type="float" office:value="0.52">
                <text:p>0.52</text:p>
              </table:table-cell>
              <table:table-cell office:value-type="float" office:value="0.535714285714">
                <text:p>0.535714285714</text:p>
              </table:table-cell>
              <table:table-cell office:value-type="float" office:value="0.607142857143">
                <text:p>0.6071428571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5">
                <text:p>0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7142857143">
                <text:p>0.0357142857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4">
                <text:p>0.4</text:p>
              </table:table-cell>
              <table:table-cell office:value-type="float" office:value="0.08">
                <text:p>0.08</text:p>
              </table:table-cell>
              <table:table-cell office:value-type="float" office:value="0.392857142857">
                <text:p>0.392857142857</text:p>
              </table:table-cell>
              <table:table-cell office:value-type="float" office:value="0.0714285714286">
                <text:p>0.07142857142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